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rIS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formula="of:=[.B2]/[.B3]" office:value-type="float" office:value="125" calcext:value-type="float">
            <text:p>12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table:formula="of:=[.B2]/[.B5]" office:value-type="float" office:value="15.625" calcext:value-type="float">
            <text:p>15.625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0:27:12.233140545</meta:creation-date>
    <meta:generator>LibreOffice/24.2.7.2$Linux_X86_64 LibreOffice_project/420$Build-2</meta:generator>
    <dc:date>2025-12-31T10:29:59.309832677</dc:date>
    <meta:editing-duration>PT2M49S</meta:editing-duration>
    <meta:editing-cycles>1</meta:editing-cycles>
    <meta:document-statistic meta:table-count="1" meta:cell-count="8" meta:object-count="0"/>
  </office:meta>
</office:document-meta>
</file>